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a0bc5" officeooo:paragraph-rsid="001a0bc5"/>
    </style:style>
    <style:style style:name="P2" style:family="paragraph" style:parent-style-name="Standard">
      <style:paragraph-properties fo:text-align="center" style:justify-single-word="false"/>
      <style:text-properties fo:font-size="20pt" officeooo:rsid="001a0bc5" officeooo:paragraph-rsid="001a0bc5" style:font-size-asian="20pt" style:font-size-complex="20pt"/>
    </style:style>
    <style:style style:name="P3" style:family="paragraph" style:parent-style-name="Standard">
      <style:paragraph-properties fo:text-align="start" style:justify-single-word="false"/>
      <style:text-properties fo:font-size="17pt" fo:font-weight="bold" officeooo:rsid="001a1281" officeooo:paragraph-rsid="001a1281" style:font-size-asian="17pt" style:font-weight-asian="bold" style:font-size-complex="17pt" style:font-weight-complex="bold"/>
    </style:style>
    <style:style style:name="P4" style:family="paragraph" style:parent-style-name="Standard">
      <style:paragraph-properties fo:text-align="start" style:justify-single-word="false"/>
      <style:text-properties fo:font-variant="normal" fo:text-transform="none" fo:color="#413f36" fo:letter-spacing="normal" officeooo:paragraph-rsid="001a0bc5"/>
    </style:style>
    <style:style style:name="P5" style:family="paragraph" style:parent-style-name="Text_20_body">
      <style:paragraph-properties fo:text-align="start" style:justify-single-word="false"/>
      <style:text-properties fo:font-variant="normal" fo:text-transform="none" fo:color="#413f36" style:font-name="Arial" fo:font-size="12pt" fo:letter-spacing="normal" fo:font-style="normal" fo:font-weight="normal" officeooo:paragraph-rsid="001a0bc5" fo:background-color="transparent" style:font-size-asian="12pt" style:font-weight-asian="bold" style:font-size-complex="12pt" style:font-weight-complex="bold" loext:padding="0cm" loext:border="none"/>
    </style:style>
    <style:style style:name="P6" style:family="paragraph" style:parent-style-name="Text_20_body">
      <style:paragraph-properties fo:text-align="start" style:justify-single-word="false"/>
      <style:text-properties fo:font-variant="normal" fo:text-transform="none" fo:color="#413f36" style:font-name="Arial" fo:font-size="12pt" fo:letter-spacing="normal" fo:font-style="normal" fo:font-weight="normal" officeooo:rsid="001b2c56" officeooo:paragraph-rsid="001b2c56" fo:background-color="transparent" style:font-size-asian="12pt" style:font-weight-asian="bold" style:font-size-complex="12pt" style:font-weight-complex="bold" loext:padding="0cm" loext:border="none"/>
    </style:style>
    <style:style style:name="P7" style:family="paragraph" style:parent-style-name="Text_20_body">
      <style:paragraph-properties fo:text-align="start" style:justify-single-word="false"/>
      <style:text-properties fo:font-variant="normal" fo:text-transform="none" fo:color="#413f36" style:font-name="Arial" fo:font-size="12pt" fo:letter-spacing="normal" fo:font-style="normal" fo:font-weight="bold" officeooo:rsid="001b2c56" officeooo:paragraph-rsid="001b2c56" fo:background-color="transparent" style:font-size-asian="12pt" style:font-weight-asian="bold" style:font-size-complex="12pt" style:font-weight-complex="bold" loext:padding="0cm" loext:border="none"/>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9" style:family="paragraph" style:parent-style-name="Heading_20_2">
      <style:paragraph-properties fo:text-align="start" style:justify-single-word="false"/>
      <style:text-properties fo:font-variant="normal" fo:text-transform="none" fo:color="#413f36" style:font-name="Arial" fo:font-size="17.25pt" fo:letter-spacing="normal" fo:font-style="normal" fo:font-weight="bold" officeooo:rsid="001b2c56" officeooo:paragraph-rsid="001b2c56" fo:background-color="transparent" style:font-size-asian="12pt" style:font-weight-asian="bold" style:font-size-complex="12pt" style:font-weight-complex="bold" loext:padding="0cm" loext:border="none"/>
    </style:style>
    <style:style style:name="P10" style:family="paragraph" style:parent-style-name="Heading_20_2">
      <style:paragraph-properties fo:text-align="start" style:justify-single-word="false"/>
      <style:text-properties fo:font-variant="normal" fo:text-transform="none" fo:color="#413f36" style:font-name="Arial" fo:font-size="15pt" fo:letter-spacing="normal" fo:font-style="normal" fo:font-weight="bold" officeooo:paragraph-rsid="001a0bc5" fo:background-color="transparent" style:font-size-asian="15pt" style:font-weight-asian="bold" style:font-size-complex="15pt" style:font-weight-complex="bold" loext:padding="0cm" loext:border="none"/>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color="#000000"/>
    </style:style>
    <style:style style:name="T3" style:family="text">
      <style:text-properties fo:color="#000000" style:font-name="Arial" fo:font-size="12pt" fo:font-style="normal" fo:font-weight="normal" officeooo:rsid="001a0bc5" style:font-size-asian="12pt" style:font-size-complex="12pt"/>
    </style:style>
    <style:style style:name="T4" style:family="text">
      <style:text-properties fo:color="#000000" style:font-name="Arial" fo:font-size="12pt" fo:font-style="normal" fo:font-weight="normal" officeooo:rsid="001aeadc" style:font-size-asian="12pt" style:font-size-complex="12pt"/>
    </style:style>
    <style:style style:name="T5" style:family="text">
      <style:text-properties fo:color="#000000" style:font-name="Arial" fo:font-size="12pt" fo:font-style="normal" style:text-underline-style="solid" style:text-underline-width="auto" style:text-underline-color="font-color" fo:font-weight="normal" officeooo:rsid="001aeadc" fo:background-color="#f4efd6" loext:char-shading-value="0" style:font-size-asian="12pt" style:font-size-complex="12pt" loext:padding="0cm" loext:border="none"/>
    </style:style>
    <style:style style:name="T6" style:family="text">
      <style:text-properties fo:color="#000000" style:font-name="Arial" fo:font-size="12pt" fo:font-style="normal" style:text-underline-style="solid" style:text-underline-width="auto" style:text-underline-color="font-color" fo:font-weight="normal" officeooo:rsid="001aeadc" fo:background-color="transparent" loext:char-shading-value="0" style:font-size-asian="12pt" style:font-size-complex="12pt" loext:padding="0cm" loext:border="none"/>
    </style:style>
    <style:style style:name="T7" style:family="text">
      <style:text-properties fo:color="#000000" style:font-name="Arial" fo:font-size="12pt" fo:font-style="normal" style:text-underline-style="none" fo:font-weight="normal" officeooo:rsid="001aeadc" fo:background-color="#f4efd6" loext:char-shading-value="0" style:font-size-asian="12pt" style:font-size-complex="12pt" loext:padding="0cm" loext:border="none"/>
    </style:style>
    <style:style style:name="T8" style:family="text">
      <style:text-properties fo:color="#000000" style:font-name="Arial" fo:font-style="normal" officeooo:rsid="001aeadc"/>
    </style:style>
    <style:style style:name="T9" style:family="text">
      <style:text-properties fo:color="#000000" officeooo:rsid="001aeadc"/>
    </style:style>
    <style:style style:name="T10" style:family="text">
      <style:text-properties fo:color="#000000" officeooo:rsid="001b2c5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NKINS</text:p>
      <text:p text:style-name="P1"/>
      <text:p text:style-name="P3">¿Que es Jenkins?</text:p>
      <text:p text:style-name="P1"/>
      <text:p text:style-name="P1"><text:span text:style-name="T1">Jenkins es un servidor de integración continua, gratuito, open-source y actualmente uno de los más empleados para esta función. Además es muy fácil de utilizar. </text:span></text:p>
      <text:p text:style-name="P1"><text:span text:style-name="T1"/></text:p>
      <text:p text:style-name="P4"><text:span text:style-name="T3">Esta herramienta proviene de otra similar llamada Hudson, </text:span><text:span text:style-name="T4">que fue comprada por Oracle, el equipo de desarrollo decidio seguir trabajando en ella y renombrarla a Jenkins.</text:span></text:p>
      <text:p text:style-name="P4"><text:span text:style-name="T4">migrar el código a </text:span><text:a xlink:type="simple" xlink:href="https://github.com/jenkinsci" office:target-frame-name="_blank" xlink:show="new" text:style-name="Internet_20_link" text:visited-style-name="Visited_20_Internet_20_Link"><text:span text:style-name="T6">Github</text:span></text:a><text:span text:style-name="T5"> </text:span><text:span text:style-name="T7"><text:s/></text:span><text:span text:style-name="T4">y continuar el trabajo desde ahí. No obstante, Oracle ha seguido desde entonces manteniendo y trabajando en Hudson.</text:span></text:p>
      <text:p text:style-name="P4"><text:span text:style-name="T4"/></text:p>
      <text:h text:style-name="P10" text:outline-level="2"><text:span text:style-name="T9">¿Qué papel juega Jenkins dentro del proceso de integración continua?</text:span></text:h>
      <text:p text:style-name="P5"><text:span text:style-name="T9">La base de Jenkins son las tareas, donde indicamos qué es lo que hay que hacer en un build. </text:span><text:span text:style-name="T10">Podemos</text:span><text:span text:style-name="T9"> programar una tarea en la que se compruebe el repositorio de control de versiones cada cierto tiempo, y cuando un desarrollador quiera subir su código al control de versiones, este se compile y se ejecuten las pruebas.</text:span></text:p>
      <text:p text:style-name="P6"><text:span text:style-name="T9">S</text:span><text:span text:style-name="T2">i en el proceso da algun error, Jenkins nos avisara por a traves del medio que el indiquemos (mail…), en caso de que no de error podemos indicar a Jenkins que lo suba al repositorio de control de versiones( gitHub).</text:span></text:p>
      <text:p text:style-name="P6"><text:span text:style-name="T2">Desde Jenkins podrás indicar que se lancen métricas de calidad y visualizar los resultados dentro de la misma herramienta. También podrás ver el resultado de los tests, generar y visualizar la documentación del proyecto o incluso pasar una versión estable del software al entorno de QA para ser probado, a pre-producción o producción.</text:span></text:p>
      <text:p text:style-name="P7"><text:span text:style-name="T9"/></text:p>
      <text:h text:style-name="P9" text:outline-level="2"><text:span text:style-name="T9">Cosas a tener en cuenta para con Jenkins:</text:span></text:h>
      <text:p text:style-name="P6"><text:span text:style-name="T9">En primer lugar, es imprescindible tener un repositorio de control de versiones (mercurial, git, svn, plastic, etc). Todo lo necesario para realizar el build debe estar allí (código, scripts de test, librerías de terceros…).</text:span></text:p>
      <text:p text:style-name="P6"><text:span text:style-name="T9">Sin esto, no podremos sacar el máximo partido a Jenkins, ya que uno de sus puntos fuertes es que es capaz de monitorizar el control de versiones y actuar ante cualquier cambio.</text:span></text:p>
      <text:p text:style-name="P6"><text:span text:style-name="T9">Además, para que la integración continua funcione, es imprescindible que el equipo esté mentalizado y comprometido.</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4:08:31.539542832</meta:creation-date>
    <dc:date>2018-05-05T16:11:09.631265905</dc:date>
    <meta:editing-duration>PT42M6S</meta:editing-duration>
    <meta:editing-cycles>1</meta:editing-cycles>
    <meta:document-statistic meta:table-count="0" meta:image-count="0" meta:object-count="0" meta:page-count="1" meta:paragraph-count="14" meta:word-count="328" meta:character-count="1988" meta:non-whitespace-character-count="1670"/>
    <meta:generator>LibreOffice/5.1.6.2$Linux_X86_64 LibreOffice_project/10m0$Build-2</meta:generator>
  </office:meta>
</office:document-meta>
</file>